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office:automatic-styles>
  <office:body>
    <office:text text:use-soft-page-breaks="true">
      <text:p text:style-name="P1">Projet arduino</text:p>
      <text:p text:style-name="P2">Cahier des charges :</text:p>
      <text:p text:style-name="P3">Une boîte de jeu dont le but est de résoudre des énigmes, il y a 6 énigmes tout autour de la boîte fonctionnant avec arduino, elles peuvent être visuelles ou des épreuves d’adresses, on possède un temps limité pour résoudre la boîte, le minuteur sera visible et l’on aura une voix pour nous aidés durant notre avancement.</text:p>
      <text:p text:style-name="P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hys macri</meta:initial-creator>
    <dc:creator>mathys macri</dc:creator>
    <meta:creation-date>2023-12-08T12:18:00Z</meta:creation-date>
    <dc:date>2023-12-08T14:56:00Z</dc:date>
    <meta:template xlink:href="Normal.dotm" xlink:type="simple"/>
    <meta:editing-cycles>2</meta:editing-cycles>
    <meta:editing-duration>PT8880S</meta:editing-duration>
    <meta:document-statistic meta:page-count="1" meta:paragraph-count="1" meta:word-count="55" meta:character-count="358" meta:row-count="2" meta:non-whitespace-character-count="304"/>
  </office:meta>
</office:document-meta>
</file>